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2.5cm" svg:height="3cm" svg:x="1cm" svg:y="8.5cm">
          <text:p text:style-name="P1"><text:span text:style-name="T1">CODICE</text:span></text:p>
          <text:p text:style-name="P1"><text:span text:style-name="T1">SORGEN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3cm" svg:height="1cm" svg:x="4cm" svg:y="9.544cm">
          <text:p text:style-name="P3"><text:span text:style-name="T2">COMPILAZIO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cm" svg:height="3cm" svg:x="7.5cm" svg:y="8.5cm">
          <text:p text:style-name="P1"><text:span text:style-name="T1">ESEGUI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3cm" svg:x="14.5cm" svg:y="8.5cm">
          <text:p text:style-name="P1"><text:span text:style-name="T1">RISULTATO = </text:span></text:p>
          <text:p text:style-name="P1"><text:span text:style-name="T1">CASI RISOLTI x</text:span></text:p>
          <text:p text:style-name="P1"><text:span text:style-name="T1">COEFFIC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cm" svg:height="1cm" svg:x="11cm" svg:y="9.5cm">
          <text:p text:style-name="P3"><text:span text:style-name="T2">ESECUZION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cm" svg:height="3cm" svg:x="11cm" svg:y="4cm">
          <text:p text:style-name="P1"><text:span text:style-name="T1">N CASI</text:span></text:p>
          <text:p text:style-name="P1"><text:span text:style-name="T1">DI 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1cm" svg:height="2cm" svg:x="11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7-29T23:02:52</meta:creation-date>
    <dc:date>2011-07-29T23:27:33</dc:date>
    <dc:creator>Alessandro Bugatti</dc:creator>
    <meta:editing-duration>PT00H09M05S</meta:editing-duration>
    <meta:editing-cycles>2</meta:editing-cycles>
    <meta:generator>OpenOffice.org/3.1$Linux OpenOffice.org_project/310m19$Build-9420</meta:generator>
    <meta:document-statistic meta:object-count="7"/>
  </office:meta>
</office:document-meta>
</file>